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Valu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893275023572039" calcext:value-type="float">
            <text:p>8932750235720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16:15:24.864407915</meta:creation-date>
    <dc:date>2019-09-17T16:17:03.291663138</dc:date>
    <meta:editing-duration>PT1M38S</meta:editing-duration>
    <meta:editing-cycles>1</meta:editing-cycles>
    <meta:document-statistic meta:table-count="1" meta:cell-count="5" meta:object-count="0"/>
    <meta:generator>LibreOffice/6.0.7.3$Linux_X86_64 LibreOffice_project/00m0$Build-3</meta:generator>
  </office:meta>
</office:document-meta>
</file>